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93d0" officeooo:paragraph-rsid="00089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HJHJHJH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4:00:04.840404412</meta:creation-date>
    <dc:date>2018-07-25T14:01:48.450965692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4.2.8.2$Linux_x86 LibreOffice_project/420m0$Build-2</meta:generator>
  </office:meta>
</office:document-meta>
</file>